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Subtitle">
      <style:text-properties officeooo:paragraph-rsid="018d1090"/>
    </style:style>
    <style:style style:name="P31" style:family="paragraph" style:parent-style-name="Text_20_body">
      <style:text-properties officeooo:rsid="018453db" officeooo:paragraph-rsid="018453db"/>
    </style:style>
    <style:style style:name="P32" style:family="paragraph" style:parent-style-name="Text_20_body">
      <style:text-properties officeooo:rsid="018f272a" officeooo:paragraph-rsid="018f272a"/>
    </style:style>
    <style:style style:name="P33" style:family="paragraph" style:parent-style-name="Text_20_body">
      <style:text-properties officeooo:rsid="019d71ca" officeooo:paragraph-rsid="019d71ca"/>
    </style:style>
    <style:style style:name="P34" style:family="paragraph" style:parent-style-name="Text_20_body">
      <style:text-properties officeooo:rsid="01a0b5cc" officeooo:paragraph-rsid="01b23d76"/>
    </style:style>
    <style:style style:name="P35" style:family="paragraph" style:parent-style-name="Text_20_body">
      <style:text-properties officeooo:rsid="01b4ee5c" officeooo:paragraph-rsid="01b4ee5c"/>
    </style:style>
    <style:style style:name="P36" style:family="paragraph" style:parent-style-name="Text_20_body">
      <style:text-properties officeooo:rsid="01c1cb59" officeooo:paragraph-rsid="01c1cb59"/>
    </style:style>
    <style:style style:name="P37" style:family="paragraph" style:parent-style-name="Text_20_body">
      <style:text-properties officeooo:rsid="01c98c38" officeooo:paragraph-rsid="01c98c38"/>
    </style:style>
    <style:style style:name="P38" style:family="paragraph" style:parent-style-name="Text_20_body">
      <style:text-properties officeooo:rsid="01cddfe1" officeooo:paragraph-rsid="01c98c38"/>
    </style:style>
    <style:style style:name="P39" style:family="paragraph" style:parent-style-name="Text_20_body">
      <style:text-properties officeooo:rsid="01d4b54e" officeooo:paragraph-rsid="01d4b54e"/>
    </style:style>
    <style:style style:name="P40" style:family="paragraph" style:parent-style-name="Text_20_body">
      <style:text-properties officeooo:rsid="01d6433f" officeooo:paragraph-rsid="01d8d3a2"/>
    </style:style>
    <style:style style:name="P41" style:family="paragraph" style:parent-style-name="Text_20_body">
      <style:text-properties officeooo:rsid="01d6433f" officeooo:paragraph-rsid="01de2c83"/>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fo:color="#2a6099" loext:opacity="100%" style:font-name="Liberation Sans" fo:font-size="15pt" style:text-underline-style="solid" style:text-underline-width="auto" style:text-underline-color="#2a6099" officeooo:rsid="018d1090" style:font-name-asian="Microsoft YaHei" style:font-size-asian="18pt" style:font-name-complex="Lucida Sans1" style:font-size-complex="18pt"/>
    </style:style>
    <style:style style:name="T134" style:family="text">
      <style:text-properties fo:color="#2a6099" loext:opacity="100%" style:font-name="Liberation Sans" fo:font-size="15pt" style:text-underline-style="solid" style:text-underline-width="auto" style:text-underline-color="#2a6099" officeooo:rsid="019ae06a" style:font-name-asian="Microsoft YaHei" style:font-size-asian="18pt" style:font-name-complex="Lucida Sans1" style:font-size-complex="18pt"/>
    </style:style>
    <style:style style:name="T135" style:family="text">
      <style:text-properties fo:color="#2a6099" loext:opacity="100%" style:font-name="Liberation Sans" fo:font-size="15pt" style:text-underline-style="solid" style:text-underline-width="auto" style:text-underline-color="#2a6099" officeooo:rsid="01d4a4fe" style:font-name-asian="Microsoft YaHei" style:font-size-asian="18pt" style:font-name-complex="Lucida Sans1" style:font-size-complex="18pt"/>
    </style:style>
    <style:style style:name="T136" style:family="text">
      <style:text-properties style:font-name="Calibri"/>
    </style:style>
    <style:style style:name="T137" style:family="text">
      <style:text-properties style:font-name="Calibri" officeooo:rsid="00e6686b"/>
    </style:style>
    <style:style style:name="T138" style:family="text">
      <style:text-properties style:font-name="Calibri" officeooo:rsid="00e743c0"/>
    </style:style>
    <style:style style:name="T139" style:family="text">
      <style:text-properties style:font-name="Calibri" officeooo:rsid="00e881e7"/>
    </style:style>
    <style:style style:name="T140" style:family="text">
      <style:text-properties style:font-name="Calibri" officeooo:rsid="00eda2b1"/>
    </style:style>
    <style:style style:name="T141" style:family="text">
      <style:text-properties style:font-name="Calibri" officeooo:rsid="00f0f594"/>
    </style:style>
    <style:style style:name="T142" style:family="text">
      <style:text-properties style:font-name="Calibri" officeooo:rsid="00f2beff"/>
    </style:style>
    <style:style style:name="T143" style:family="text">
      <style:text-properties style:font-name="Calibri" officeooo:rsid="00f49e55"/>
    </style:style>
    <style:style style:name="T144" style:family="text">
      <style:text-properties style:font-name="Calibri" officeooo:rsid="00f636f1"/>
    </style:style>
    <style:style style:name="T145" style:family="text">
      <style:text-properties style:font-name="Calibri" officeooo:rsid="00f852aa"/>
    </style:style>
    <style:style style:name="T146" style:family="text">
      <style:text-properties style:font-name="Calibri" officeooo:rsid="00fa210b"/>
    </style:style>
    <style:style style:name="T147" style:family="text">
      <style:text-properties style:font-name="Calibri" officeooo:rsid="0101cf65"/>
    </style:style>
    <style:style style:name="T148" style:family="text">
      <style:text-properties style:font-name="Calibri" officeooo:rsid="0103fea6"/>
    </style:style>
    <style:style style:name="T149" style:family="text">
      <style:text-properties style:font-name="Calibri" officeooo:rsid="01066bfa"/>
    </style:style>
    <style:style style:name="T150" style:family="text">
      <style:text-properties style:font-name="Calibri" officeooo:rsid="01086655"/>
    </style:style>
    <style:style style:name="T151" style:family="text">
      <style:text-properties style:font-name="Calibri" officeooo:rsid="010880be"/>
    </style:style>
    <style:style style:name="T152" style:family="text">
      <style:text-properties style:font-name="Calibri" officeooo:rsid="0109daea"/>
    </style:style>
    <style:style style:name="T153" style:family="text">
      <style:text-properties style:font-name="Calibri" officeooo:rsid="010a035b"/>
    </style:style>
    <style:style style:name="T154" style:family="text">
      <style:text-properties style:font-name="Calibri" officeooo:rsid="010b35da"/>
    </style:style>
    <style:style style:name="T155" style:family="text">
      <style:text-properties style:font-name="Calibri" officeooo:rsid="010c7a22"/>
    </style:style>
    <style:style style:name="T156" style:family="text">
      <style:text-properties style:font-name="Calibri" officeooo:rsid="010d557f"/>
    </style:style>
    <style:style style:name="T157" style:family="text">
      <style:text-properties style:font-name="Calibri" officeooo:rsid="010dc4c2"/>
    </style:style>
    <style:style style:name="T158" style:family="text">
      <style:text-properties style:font-name="Calibri" officeooo:rsid="010e1b7d"/>
    </style:style>
    <style:style style:name="T159" style:family="text">
      <style:text-properties style:font-name="Calibri" officeooo:rsid="010e23da"/>
    </style:style>
    <style:style style:name="T160" style:family="text">
      <style:text-properties style:font-name="Calibri" officeooo:rsid="0110093f"/>
    </style:style>
    <style:style style:name="T161" style:family="text">
      <style:text-properties style:font-name="Calibri" officeooo:rsid="0110e1a7"/>
    </style:style>
    <style:style style:name="T162" style:family="text">
      <style:text-properties style:font-name="Calibri" officeooo:rsid="012c22fe"/>
    </style:style>
    <style:style style:name="T163" style:family="text">
      <style:text-properties style:font-name="Calibri" officeooo:rsid="012ebf92"/>
    </style:style>
    <style:style style:name="T164" style:family="text">
      <style:text-properties style:font-name="Calibri" officeooo:rsid="013088a3"/>
    </style:style>
    <style:style style:name="T165" style:family="text">
      <style:text-properties style:font-name="Calibri" officeooo:rsid="0133a51d"/>
    </style:style>
    <style:style style:name="T166" style:family="text">
      <style:text-properties style:font-name="Calibri" officeooo:rsid="0134fe7b"/>
    </style:style>
    <style:style style:name="T167" style:family="text">
      <style:text-properties style:font-name="Calibri" officeooo:rsid="01447b84"/>
    </style:style>
    <style:style style:name="T168" style:family="text">
      <style:text-properties style:font-name="Calibri" officeooo:rsid="0145bec4"/>
    </style:style>
    <style:style style:name="T169" style:family="text">
      <style:text-properties style:font-name="Calibri" officeooo:rsid="0146c4f2"/>
    </style:style>
    <style:style style:name="T170" style:family="text">
      <style:text-properties style:font-name="Calibri" officeooo:rsid="0147ff4d"/>
    </style:style>
    <style:style style:name="T171" style:family="text">
      <style:text-properties style:font-name="Calibri" officeooo:rsid="01494b4a"/>
    </style:style>
    <style:style style:name="T172" style:family="text">
      <style:text-properties style:font-name="Calibri" style:text-underline-style="none"/>
    </style:style>
    <style:style style:name="T173" style:family="text">
      <style:text-properties style:font-name="Calibri" style:text-underline-style="none" officeooo:rsid="01494b4a"/>
    </style:style>
    <style:style style:name="T174" style:family="text">
      <style:text-properties style:font-name="Calibri" style:text-underline-style="none" officeooo:rsid="01544309"/>
    </style:style>
    <style:style style:name="T175" style:family="text">
      <style:text-properties style:font-name="Calibri" style:text-underline-style="none" officeooo:rsid="01548a93"/>
    </style:style>
    <style:style style:name="T176" style:family="text">
      <style:text-properties style:font-name="Calibri" style:text-underline-style="none" officeooo:rsid="015c7d06"/>
    </style:style>
    <style:style style:name="T177" style:family="text">
      <style:text-properties style:font-name="Calibri" style:text-underline-style="none" officeooo:rsid="015de90e"/>
    </style:style>
    <style:style style:name="T178" style:family="text">
      <style:text-properties style:font-name="Calibri" style:text-underline-style="none" officeooo:rsid="015f6c0b"/>
    </style:style>
    <style:style style:name="T179" style:family="text">
      <style:text-properties style:font-name="Calibri" style:text-underline-style="none" officeooo:rsid="01606c11"/>
    </style:style>
    <style:style style:name="T180" style:family="text">
      <style:text-properties style:font-name="Calibri" style:text-underline-style="none" officeooo:rsid="01641662"/>
    </style:style>
    <style:style style:name="T181" style:family="text">
      <style:text-properties style:font-name="Calibri" style:text-underline-style="none" officeooo:rsid="0165e9d5"/>
    </style:style>
    <style:style style:name="T182" style:family="text">
      <style:text-properties style:font-name="Calibri" style:text-underline-style="none" officeooo:rsid="0167c2db"/>
    </style:style>
    <style:style style:name="T183" style:family="text">
      <style:text-properties style:font-name="Calibri" style:text-underline-style="none" officeooo:rsid="01704af7"/>
    </style:style>
    <style:style style:name="T184" style:family="text">
      <style:text-properties style:font-name="Calibri" style:text-underline-style="none" officeooo:rsid="017122a1"/>
    </style:style>
    <style:style style:name="T185" style:family="text">
      <style:text-properties style:font-name="Calibri" style:text-underline-style="none" officeooo:rsid="017245c7"/>
    </style:style>
    <style:style style:name="T186" style:family="text">
      <style:text-properties style:font-name="Calibri" style:text-underline-style="none" officeooo:rsid="01743460"/>
    </style:style>
    <style:style style:name="T187" style:family="text">
      <style:text-properties style:font-name="Calibri" style:text-underline-style="none" officeooo:rsid="0175408a"/>
    </style:style>
    <style:style style:name="T188" style:family="text">
      <style:text-properties style:font-name="Calibri" style:text-underline-style="none" officeooo:rsid="01770035"/>
    </style:style>
    <style:style style:name="T189" style:family="text">
      <style:text-properties style:font-name="Calibri" style:text-underline-style="none" officeooo:rsid="01774231"/>
    </style:style>
    <style:style style:name="T190" style:family="text">
      <style:text-properties style:font-name="Calibri" style:text-underline-style="none" officeooo:rsid="0177e8b3"/>
    </style:style>
    <style:style style:name="T191" style:family="text">
      <style:text-properties style:font-name="Calibri" style:text-underline-style="none" officeooo:rsid="0178204d"/>
    </style:style>
    <style:style style:name="T192" style:family="text">
      <style:text-properties style:font-name="Calibri" style:text-underline-style="none" officeooo:rsid="017b7cca"/>
    </style:style>
    <style:style style:name="T193" style:family="text">
      <style:text-properties style:font-name="Calibri" style:text-underline-style="none" officeooo:rsid="017ca719"/>
    </style:style>
    <style:style style:name="T194" style:family="text">
      <style:text-properties style:font-name="Calibri" style:text-underline-style="none" officeooo:rsid="017e1eda"/>
    </style:style>
    <style:style style:name="T195" style:family="text">
      <style:text-properties style:font-name="Calibri" style:text-underline-style="none" officeooo:rsid="01825887"/>
    </style:style>
    <style:style style:name="T196" style:family="text">
      <style:text-properties style:font-name="Calibri" style:text-underline-style="none" officeooo:rsid="01827f13"/>
    </style:style>
    <style:style style:name="T197" style:family="text">
      <style:text-properties style:font-name="Calibri" style:text-underline-style="none" officeooo:rsid="01829d04"/>
    </style:style>
    <style:style style:name="T198" style:family="text">
      <style:text-properties style:font-name="Calibri" style:text-underline-style="none" officeooo:rsid="0185ffc0"/>
    </style:style>
    <style:style style:name="T199" style:family="text">
      <style:text-properties style:font-name="Calibri" style:text-underline-style="none" officeooo:rsid="0187cc9a"/>
    </style:style>
    <style:style style:name="T200" style:family="text">
      <style:text-properties style:font-name="Calibri" style:text-underline-style="none" officeooo:rsid="01892aa2"/>
    </style:style>
    <style:style style:name="T201" style:family="text">
      <style:text-properties style:font-name="Calibri" style:text-underline-style="none" officeooo:rsid="019ebdfc"/>
    </style:style>
    <style:style style:name="T202" style:family="text">
      <style:text-properties style:font-name="Calibri" style:text-underline-style="none" officeooo:rsid="019fe19e"/>
    </style:style>
    <style:style style:name="T203" style:family="text">
      <style:text-properties style:font-name="Calibri" officeooo:rsid="0167e1fe"/>
    </style:style>
    <style:style style:name="T204" style:family="text">
      <style:text-properties style:font-name="Calibri" officeooo:rsid="01694ac1"/>
    </style:style>
    <style:style style:name="T205" style:family="text">
      <style:text-properties style:font-name="Calibri" officeooo:rsid="016a592f"/>
    </style:style>
    <style:style style:name="T206" style:family="text">
      <style:text-properties style:font-name="Calibri" officeooo:rsid="016b36d4"/>
    </style:style>
    <style:style style:name="T207" style:family="text">
      <style:text-properties style:font-name="Calibri" officeooo:rsid="016c10a5"/>
    </style:style>
    <style:style style:name="T208" style:family="text">
      <style:text-properties style:font-name="Calibri" officeooo:rsid="016dd5ab"/>
    </style:style>
    <style:style style:name="T209" style:family="text">
      <style:text-properties style:font-name="Calibri" officeooo:rsid="0192323a"/>
    </style:style>
    <style:style style:name="T210" style:family="text">
      <style:text-properties style:font-name="Calibri" officeooo:rsid="0193cec5"/>
    </style:style>
    <style:style style:name="T211" style:family="text">
      <style:text-properties style:font-name="Calibri" officeooo:rsid="0195ce05"/>
    </style:style>
    <style:style style:name="T212" style:family="text">
      <style:text-properties style:font-name="Calibri" officeooo:rsid="0198433a"/>
    </style:style>
    <style:style style:name="T213" style:family="text">
      <style:text-properties style:font-name="Calibri" officeooo:rsid="01987661"/>
    </style:style>
    <style:style style:name="T214" style:family="text">
      <style:text-properties style:font-name="Calibri" officeooo:rsid="0199194f"/>
    </style:style>
    <style:style style:name="T215" style:family="text">
      <style:text-properties style:font-name="Calibri" officeooo:rsid="019e1ec4"/>
    </style:style>
    <style:style style:name="T216" style:family="text">
      <style:text-properties style:font-name="Calibri" officeooo:rsid="019ebdfc"/>
    </style:style>
    <style:style style:name="T217" style:family="text">
      <style:text-properties style:font-name="Calibri" officeooo:rsid="01a19059"/>
    </style:style>
    <style:style style:name="T218" style:family="text">
      <style:text-properties style:font-name="Calibri" officeooo:rsid="01a2bd3d"/>
    </style:style>
    <style:style style:name="T219" style:family="text">
      <style:text-properties style:font-name="Calibri" officeooo:rsid="01a44743"/>
    </style:style>
    <style:style style:name="T220" style:family="text">
      <style:text-properties style:font-name="Calibri" officeooo:rsid="01a61197"/>
    </style:style>
    <style:style style:name="T221" style:family="text">
      <style:text-properties style:font-name="Calibri" officeooo:rsid="01a785c6"/>
    </style:style>
    <style:style style:name="T222" style:family="text">
      <style:text-properties style:font-name="Calibri" officeooo:rsid="01a89562"/>
    </style:style>
    <style:style style:name="T223" style:family="text">
      <style:text-properties style:font-name="Calibri" officeooo:rsid="01a92c94"/>
    </style:style>
    <style:style style:name="T224" style:family="text">
      <style:text-properties style:font-name="Calibri" officeooo:rsid="01ad73e1"/>
    </style:style>
    <style:style style:name="T225" style:family="text">
      <style:text-properties style:font-name="Calibri" officeooo:rsid="01ae4d63"/>
    </style:style>
    <style:style style:name="T226" style:family="text">
      <style:text-properties style:font-name="Calibri" officeooo:rsid="01b01581"/>
    </style:style>
    <style:style style:name="T227" style:family="text">
      <style:text-properties style:font-name="Calibri" officeooo:rsid="01b0a038"/>
    </style:style>
    <style:style style:name="T228" style:family="text">
      <style:text-properties style:font-name="Calibri" officeooo:rsid="01b1e3b2"/>
    </style:style>
    <style:style style:name="T229" style:family="text">
      <style:text-properties style:font-name="Calibri" officeooo:rsid="01b23d76"/>
    </style:style>
    <style:style style:name="T230" style:family="text">
      <style:text-properties style:font-name="Calibri" officeooo:rsid="01b2f7f0"/>
    </style:style>
    <style:style style:name="T231" style:family="text">
      <style:text-properties style:font-name="Calibri" officeooo:rsid="01b37e8d"/>
    </style:style>
    <style:style style:name="T232" style:family="text">
      <style:text-properties style:font-name="Calibri" officeooo:rsid="01b3ba4f"/>
    </style:style>
    <style:style style:name="T233" style:family="text">
      <style:text-properties style:font-name="Calibri" officeooo:rsid="01b4547e"/>
    </style:style>
    <style:style style:name="T234" style:family="text">
      <style:text-properties style:font-name="Calibri" officeooo:rsid="01b9310e"/>
    </style:style>
    <style:style style:name="T235" style:family="text">
      <style:text-properties style:font-name="Calibri" officeooo:rsid="01c248ca"/>
    </style:style>
    <style:style style:name="T236" style:family="text">
      <style:text-properties style:font-name="Calibri" officeooo:rsid="01c4138b"/>
    </style:style>
    <style:style style:name="T237" style:family="text">
      <style:text-properties style:font-name="Calibri" officeooo:rsid="01c5c619"/>
    </style:style>
    <style:style style:name="T238" style:family="text">
      <style:text-properties style:font-name="Calibri" officeooo:rsid="01c71af5"/>
    </style:style>
    <style:style style:name="T239" style:family="text">
      <style:text-properties style:font-name="Calibri" officeooo:rsid="01c81b16"/>
    </style:style>
    <style:style style:name="T240" style:family="text">
      <style:text-properties style:font-name="Calibri" officeooo:rsid="01c82667"/>
    </style:style>
    <style:style style:name="T241" style:family="text">
      <style:text-properties style:font-name="Calibri" officeooo:rsid="01c94ae3"/>
    </style:style>
    <style:style style:name="T242" style:family="text">
      <style:text-properties style:font-name="Calibri" officeooo:rsid="01caaf6b"/>
    </style:style>
    <style:style style:name="T243" style:family="text">
      <style:text-properties style:font-name="Calibri" officeooo:rsid="01cb9686"/>
    </style:style>
    <style:style style:name="T244" style:family="text">
      <style:text-properties style:font-name="Calibri" officeooo:rsid="01cba081"/>
    </style:style>
    <style:style style:name="T245" style:family="text">
      <style:text-properties style:font-name="Calibri" officeooo:rsid="01ccbcb0"/>
    </style:style>
    <style:style style:name="T246" style:family="text">
      <style:text-properties style:font-name="Calibri" officeooo:rsid="01cd5fcd"/>
    </style:style>
    <style:style style:name="T247" style:family="text">
      <style:text-properties style:font-name="Calibri" officeooo:rsid="01ce0cea"/>
    </style:style>
    <style:style style:name="T248" style:family="text">
      <style:text-properties style:font-name="Calibri" officeooo:rsid="01d08bd5"/>
    </style:style>
    <style:style style:name="T249" style:family="text">
      <style:text-properties style:font-name="Calibri" officeooo:rsid="01d0c4c2"/>
    </style:style>
    <style:style style:name="T250" style:family="text">
      <style:text-properties style:font-name="Calibri" officeooo:rsid="01d25a8b"/>
    </style:style>
    <style:style style:name="T251" style:family="text">
      <style:text-properties style:font-name="Calibri" officeooo:rsid="01d4ea05"/>
    </style:style>
    <style:style style:name="T252" style:family="text">
      <style:text-properties style:font-name="Calibri" officeooo:rsid="01d55015"/>
    </style:style>
    <style:style style:name="T253" style:family="text">
      <style:text-properties style:font-name="Calibri" officeooo:rsid="01d6d014"/>
    </style:style>
    <style:style style:name="T254" style:family="text">
      <style:text-properties style:font-name="Calibri" officeooo:rsid="01d8bd24"/>
    </style:style>
    <style:style style:name="T255" style:family="text">
      <style:text-properties style:font-name="Calibri" officeooo:rsid="01d8d3a2"/>
    </style:style>
    <style:style style:name="T256" style:family="text">
      <style:text-properties style:font-name="Calibri" officeooo:rsid="01dafdcc"/>
    </style:style>
    <style:style style:name="T257" style:family="text">
      <style:text-properties style:font-name="Calibri" officeooo:rsid="01dbf806"/>
    </style:style>
    <style:style style:name="T258" style:family="text">
      <style:text-properties style:font-name="Calibri" officeooo:rsid="01ddab27"/>
    </style:style>
    <style:style style:name="T259" style:family="text">
      <style:text-properties style:font-name="Calibri" officeooo:rsid="01de2c83"/>
    </style:style>
    <style:style style:name="T260" style:family="text">
      <style:text-properties officeooo:rsid="00e9f24c"/>
    </style:style>
    <style:style style:name="T261" style:family="text">
      <style:text-properties officeooo:rsid="014d08f4"/>
    </style:style>
    <style:style style:name="T262" style:family="text">
      <style:text-properties fo:font-size="10pt" officeooo:rsid="014d08f4" style:font-size-asian="10pt" style:font-size-complex="10pt"/>
    </style:style>
    <style:style style:name="T263" style:family="text">
      <style:text-properties fo:font-size="10pt" officeooo:rsid="015616d7" style:font-size-asian="10pt" style:font-size-complex="10pt"/>
    </style:style>
    <style:style style:name="T264" style:family="text">
      <style:text-properties fo:font-size="10pt" officeooo:rsid="0158f3a6" style:font-size-asian="10pt" style:font-size-complex="10pt"/>
    </style:style>
    <style:style style:name="T265" style:family="text">
      <style:text-properties fo:font-size="10pt" officeooo:rsid="015ab9fd" style:font-size-asian="10pt" style:font-size-complex="10pt"/>
    </style:style>
    <style:style style:name="T266" style:family="text">
      <style:text-properties officeooo:rsid="0157b122"/>
    </style:style>
    <style:style style:name="T267" style:family="text">
      <style:text-properties officeooo:rsid="0190cb35"/>
    </style:style>
    <style:style style:name="T268" style:family="text">
      <style:text-properties officeooo:rsid="0192323a"/>
    </style:style>
    <style:style style:name="T269" style:family="text">
      <style:text-properties officeooo:rsid="01a0b5cc"/>
    </style:style>
    <style:style style:name="T270" style:family="text">
      <style:text-properties officeooo:rsid="01a19059"/>
    </style:style>
    <style:style style:name="T271" style:family="text">
      <style:text-properties officeooo:rsid="01a2bd3d"/>
    </style:style>
    <style:style style:name="T272" style:family="text">
      <style:text-properties officeooo:rsid="01bb4277"/>
    </style:style>
    <style:style style:name="T273" style:family="text">
      <style:text-properties officeooo:rsid="01d4a4fe"/>
    </style:style>
    <style:style style:name="T274" style:family="text">
      <style:text-properties officeooo:rsid="01d6d0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6">ón es clave tener siempre un caso base que rompa </text:span><text:span text:style-name="T137">el bucle de llamadas de la función para evitar tener un desbordamiento de pila.</text:span><text:span text:style-name="T138"> Los resultados que retornemos serán determinantes para los valores que a su vez retornen las otras llamadas anteriores de la función que está utilizando recursión. </text:span><text:span text:style-name="T139">La recursividad aplica una lógica de stack (o pila) ya que el primero en salir es la última instancia de la función.</text:span></text:p>
      <text:p text:style-name="P23"><text:span text:style-name="T139">S</text:span><text:span text:style-name="T136">iempre que se decida utilizar recursión para resolver un problema, se debe recordar que lo primero que se debe de tratar son los casos base y una vez estos hayan sido tratados, se puede crear el caso recursivo.</text:span></text:p>
      <text:p text:style-name="Subtitle">- <text:span text:style-name="T260">Quick sort</text:span></text:p>
      <text:p text:style-name="P24">Quick sort es un algoritmo basado en el principio de divide y vencer<text:span text:style-name="T136">ás (como </text:span><text:span text:style-name="T140">búsqueda binaria). </text:span><text:span text:style-name="T141">Se selecciona un elemento concreto de un array como pivot (puede ser escogido al azar, ser el del final, el del principio, el del medio, etc) </text:span><text:span text:style-name="T142">y todos los elementos que sean menores al pivot se colocan a la izquierda del mismo y los que sean mayores se colocan a la derecha. </text:span><text:span text:style-name="T143">Una vez se ha hecho una primera ordenación, elegimos un nuevo pivot dentro de las </text:span><text:soft-page-break/><text:span text:style-name="T143">dos mitades que se han creado </text:span><text:span text:style-name="T144">y repetimos el proceso, así constantemente de manera recursiva hasta que </text:span><text:span text:style-name="T145">dentro de las subdivisiones que hayamos hecho solo quede un elemento, que en ese momento nos indicará que el </text:span><text:span text:style-name="T146">array ha sido ordenado.</text:span></text:p>
      <text:p text:style-name="Subtitle"><text:span text:style-name="T130">- Á</text:span><text:span text:style-name="T132">rboles</text:span></text:p>
      <text:p text:style-name="P25">Los <text:span text:style-name="T136">árboles son una estructura de datos en la que </text:span><text:span text:style-name="T147">existe una serie de nodos con cierta información y que t</text:span><text:span text:style-name="T148">ienen conectados a ellos una serie de nodos hijos, cuya cantidad puede variar entre ninguno </text:span><text:span text:style-name="T149">e infinito. Estos nodos hijos a su vez pueden tener otros conectados y así sucesivamente, creando una estructura que parecen las ramas de un árbol o las raíces.</text:span></text:p>
      <text:p text:style-name="P26"><text:span text:style-name="T149">E</text:span><text:span text:style-name="T136">l “root” o raíz del árbol es el nodo que se encuentra </text:span><text:span text:style-name="T150">en lo más alto de la estructura. </text:span><text:span text:style-name="T151">La altura de </text:span><text:span text:style-name="T152">un árbol es la distancia entre la raíz y el </text:span><text:span text:style-name="T153">nodo descendiente de root que se encuentre más lejos de él. </text:span><text:span text:style-name="T154">No importa si todos los otros nodos tienen una distancia de 6 y el más lejano una de 10, </text:span><text:span text:style-name="T155">la altura de ese árbol será diez. </text:span><text:span text:style-name="T156">Los árboles binarios son un tipo de árbol </text:span><text:span text:style-name="T157">que </text:span><text:span text:style-name="T158">tienen como máximo dos nodos hijos </text:span><text:span text:style-name="T159">(esta estructura suele ser frecuente cuando se usa recursividad). </text:span><text:span text:style-name="T160">Las hojas se refieren a un nodo sin </text:span><text:span text:style-name="T161">nodos hijos asociados.</text:span></text:p>
      <text:p text:style-name="Text_20_body"><text:span text:style-name="T161">A </text:span><text:span text:style-name="T136">la hora de recorrer un árbol esto se realiza a través de la recursión. </text:span><text:span text:style-name="T162">En el caso de los árboles binarios, </text:span><text:span text:style-name="T163">primero se va explorando los nodos situados a un lado concreto (bien a la derecha bien a la izquierda, aunque normalmente se suele comenzar por la izquierda). </text:span><text:span text:style-name="T164">Cuando no quedan más nodos hijos se exploran los que están al mismo nivel pero del lado contrario y así se sigue haciendo en modo de stack, por lo que las llamadas más recientes son las que se completan antes. </text:span></text:p>
      <text:p text:style-name="P27"><text:span text:style-name="T164">C</text:span><text:span text:style-name="T136">on todo, </text:span><text:span text:style-name="T165">en </text:span><text:span text:style-name="T166">el recorrido de árboles, </text:span><text:span text:style-name="T167">los resultados pueden variar considerablemente dependiendo de si </text:span><text:span text:style-name="T168">escogemos </text:span><text:span text:style-name="T169">primero visitar el nodo/</text:span><text:span text:style-name="T204">raíz</text:span><text:span text:style-name="T169"> </text:span><text:span text:style-name="T170">(</text:span><text:span text:style-name="T207">es decir,</text:span><text:span text:style-name="T170"> realiza</text:span><text:span text:style-name="T207">r</text:span><text:span text:style-name="T170"> </text:span><text:span text:style-name="T208">una</text:span><text:span text:style-name="T170"> </text:span><text:span text:style-name="T171">acción que deseamos sobre el nodo/</text:span><text:span text:style-name="T206">raíz</text:span><text:span text:style-name="T171">)</text:span><text:span text:style-name="T169"> y luego realizar la recursión </text:span><text:span text:style-name="T205">sobre los nodos/hijos</text:span><text:span text:style-name="T169"> </text:span><text:span text:style-name="T170">o si realizamos primero la recursión y luego visitamos el nodo/</text:span><text:span text:style-name="T203">raíz</text:span><text:span text:style-name="T170">.</text:span><text:span text:style-name="T173"> </text:span><text:span text:style-name="T173"><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61">Para ver c</text:span><text:span text:style-name="T266">o</text:span><text:span text:style-name="T262">mo cambia </text:span><text:span text:style-name="T263">el resultado</text:span><text:span text:style-name="T262"> </text:span><text:span text:style-name="T264">según </text:span><text:span text:style-name="T262">el orden de </text:span><text:span text:style-name="T265">las </text:span><text:span text:style-name="T262">operaciones.</text:span></text:p></text:note-body></text:note></text:span><text:span text:style-name="T173"><text:s/></text:span><text:span text:style-name="T174">En el caso de que primero visitemos el nodo/</text:span><text:span text:style-name="T185">raíz</text:span><text:span text:style-name="T174"> y </text:span><text:soft-page-break/><text:span text:style-name="T174">después realicemos la recursión </text:span><text:span text:style-name="T183">primero en el lado izquierdo y luego en el derech</text:span><text:span text:style-name="T184">o</text:span><text:span text:style-name="T174">, </text:span><text:span text:style-name="T175">llamaremos a este procedimiento </text:span><text:span text:style-name="T176">recorrido pre-ordenado. </text:span></text:p>
      <text:p text:style-name="P27"><text:span text:style-name="T177">En caso </text:span><text:span text:style-name="T180">contrario, es decir, </text:span><text:span text:style-name="T177">que primero hagamos la recursión </text:span><text:span text:style-name="T186">en el </text:span><text:span text:style-name="T187">nodo</text:span><text:span text:style-name="T186"> izquierdo </text:span><text:span text:style-name="T177">y después </text:span><text:span text:style-name="T178">visitemos el nodo </text:span><text:span text:style-name="T188">raíz</text:span><text:span text:style-name="T178"> </text:span><text:span text:style-name="T189">y </text:span><text:span text:style-name="T190">por último hagamos la recursión </text:span><text:span text:style-name="T191">en el nodo derecho</text:span><text:span text:style-name="T179">, </text:span><text:span text:style-name="T181">llamaremos a</text:span><text:span text:style-name="T182">l procedimiento recorrido </text:span><text:span text:style-name="T192">in-ordeando </text:span><text:span text:style-name="T193">o simétrico</text:span><text:span text:style-name="T182">.</text:span></text:p>
      <text:p text:style-name="P28"><text:span text:style-name="T182">P</text:span><text:span text:style-name="T172">or último, en caso de que hagamos primero las dos recursiones </text:span><text:span text:style-name="T194">sobre los nodos izquierdo y derecho</text:span><text:span text:style-name="T172"> y al final visitemos el nodo raíz, llamaremos a este recorrido post-ordenado.</text:span></text:p>
      <text:p text:style-name="P29"><text:span text:style-name="T172">Si el recorrido es pre-ordenado, la raíz principal será la primera sobre la que se actuará, si es in-ordeanado, se actuará en la </text:span><text:span text:style-name="T195">raíz principal en medio de la secuencia y si el recorrido es post-ordenado, </text:span><text:span text:style-name="T196">la raíz principal será la última sobre la que se actu</text:span><text:span text:style-name="T197">e</text:span><text:span text:style-name="T196">.</text:span></text:p>
      <text:p text:style-name="P31"><text:span text:style-name="T196">L</text:span><text:span text:style-name="T172">a complejidad de recorrer estos árboles es de tipo lineal o O(n), </text:span><text:span text:style-name="T198">ya que hay que recorrer todos y cada uno de los nodos y por cada nodo que se añada el tiempo que se tarde en recorrer será proporcional. </text:span><text:span text:style-name="T199">Por ejemplo si de repente doblamos el número de nodos totales, sabremos que nuestro algoritmo tardará el doble de lo que lo hacía antes. </text:span><text:span text:style-name="T200">También, al recurrir a la recursividad, la forma en la que procesamos el árbol implica que estamos usando una estructura de tipo stack.</text:span></text:p>
      <text:p text:style-name="P30"><text:span text:style-name="T133">- Breadth First Search </text:span><text:span text:style-name="T134">(búsqueda en anchura)</text:span></text:p>
      <text:p text:style-name="P32">Este algoritmo <text:span text:style-name="T267">se centra en </text:span><text:span text:style-name="T268">buscar en un </text:span><text:span text:style-name="T209">árbol o cualquier otra estructura de tipo grafo </text:span><text:span text:style-name="T210">de manera que comienza por la raíz </text:span><text:span text:style-name="T211">y se mueve </text:span><text:span text:style-name="T212">a todos los nodos </text:span><text:span text:style-name="T213">hermanos de la misma profundidad, pasando </text:span><text:span text:style-name="T214">al siguiente nivel</text:span><text:span text:style-name="T213"> vez </text:span><text:span text:style-name="T214">han sido visitados.</text:span></text:p>
      <text:p text:style-name="P33"><text:span text:style-name="T214">P</text:span><text:span text:style-name="T136">ara realizar la búsqueda </text:span><text:span text:style-name="T215">se crea una cola para almacenar los nodos que ya hayamos visitados y así evitar visitarlos de nuevo y perder tiempo. </text:span><text:span text:style-name="T216">Este procedimiento tiene una complejidad de O(N)</text:span><text:span text:style-name="T201">, </text:span><text:span text:style-name="T202">pero si se usa un ArrayList para almacenar los nodos ya visitados o pendientes de visitar su complejidad escala a O(n2), ya que hay que re-dimensionar el ArrayList según se vayan añadiendo nuevos elementos.</text:span></text:p>
      <text:p text:style-name="Subtitle"><text:soft-page-break/>- <text:span text:style-name="T269">Heap</text:span></text:p>
      <text:p text:style-name="P34">Un Heap es una estructura de datos que <text:span text:style-name="T270">consiste </text:span><text:span text:style-name="T271">en </text:span><text:span text:style-name="T270">un </text:span><text:span text:style-name="T217">árbol </text:span><text:span text:style-name="T218">binario </text:span><text:span text:style-name="T219">en el que </text:span><text:span text:style-name="T220">o bien todos los nodos hijos de la raíz son menores que el valor de la raíz (max-heap) o mayores que la raíz (min-heap). </text:span><text:span text:style-name="T221">Cada vez que se añada un nodo nuevo, el árbol debe de ser reestructurado para mantener este orden </text:span><text:span text:style-name="T222">y jerarquía, por lo que para esta estructura no es realmente necesario </text:span><text:span text:style-name="T223">iterar y recorrer todo el árbol. </text:span><text:span text:style-name="T224">Los Heaps siempre son árboles completos, nunca pueden tener un lado sin </text:span><text:span text:style-name="T225">ocupar si debajo tienen un nodo hijo.</text:span><text:span text:style-name="T226"> </text:span></text:p>
      <text:p text:style-name="P34"><text:span text:style-name="T226">En caso de borrar un </text:span><text:span text:style-name="T227">nodo,</text:span><text:span text:style-name="T228"> si hemos borrado el nodo más pequeño </text:span><text:span text:style-name="T229">en un max-heap (es decir </text:span><text:span text:style-name="T230">el nodo raíz) </text:span><text:span text:style-name="T231">habrá que tomar el último nodo del árbol, colocarlo en la posición de la raíz </text:span><text:span text:style-name="T232">y de ahí, </text:span><text:span text:style-name="T233">recorrer el árbol colocando ese nodo debajo de los nodos que sean más pequeños que él, comparando siempre cuál de los dos nodos hijos es el menor.</text:span></text:p>
      <text:p text:style-name="P35"><text:span text:style-name="T233">E</text:span><text:span text:style-name="T136">n algunos casos, es más fácil crear un Heap con un Array o Arra</text:span><text:span text:style-name="T252">y</text:span><text:span text:style-name="T136">List que con un struct similar a una lista enlazada, definiendo las posiciones relativas de los nodos hijos respecto de sus padres como 2(i) + 1 (en caso del nodo izquierdo) o <text:s/>2(i) + 2 (en caso del nodo derecho). </text:span><text:span text:style-name="T234">También el índice de el nodo raíz será siempre 0 y el del último nodo la longitud del array – 1.</text:span></text:p>
      <text:p text:style-name="Subtitle">- <text:span text:style-name="T272">Graphs (grafos)</text:span></text:p>
      <text:p text:style-name="P36">Un grado es una serie de nodos que pueden estar conectados o no entre s<text:span text:style-name="T136">í </text:span><text:span text:style-name="T235">mediante vértices. </text:span><text:span text:style-name="T236">Los árboles binarios son alguno de los tipos de grafos que pueden existir. </text:span><text:span text:style-name="T237">Dentro de los grafos, un ciclo es </text:span><text:span text:style-name="T238">un proceso por el cuál se visitan algunos nodos y después se vuelve al nodo de origen </text:span><text:span text:style-name="T239">(mínimo se necesitan tres nodos para que esto se pueda considerar un ciclo, contando con </text:span><text:span text:style-name="T240">el nodo del que se parte). </text:span><text:span text:style-name="T241">Los grafos pueden ser también acíclicos si estos no contienen ciclos dentro de los mismos.</text:span></text:p>
      <text:p text:style-name="P37"><text:span text:style-name="T241">U</text:span><text:span text:style-name="T136">n grafo conectado es uno por el cuál desde cada uno de los nodos se puede ir a cualquier otro de los nodos. </text:span><text:span text:style-name="T242">Los grafos dirigidos son aquellos que tienen direcciones dentro de los vértices de los nodos, por lo que pueden haber aristas que sean uni-direccionales o bi-direccionales. </text:span><text:span text:style-name="T243">Los grafos pueden tener “pesos” en sus aristas, que vienen a ser unos valores asociados </text:span><text:span text:style-name="T244">a cada arista, </text:span><text:soft-page-break/><text:span text:style-name="T245">que pueden ser dirigidos en una sola dirección o bidireccionales </text:span><text:span text:style-name="T246">entre los dos nodos que la arista conecta. </text:span></text:p>
      <text:p text:style-name="P38"><text:span text:style-name="T246">A </text:span><text:span text:style-name="T136">la hora </text:span><text:span text:style-name="T247">del almacenar grafos, las conexiones que tiene cada nodo se pueden guardar bien en una lista enlazada o bien dentro de una matriz bidimensional. </text:span><text:span text:style-name="T248">El problema que tiene usar una matriz bidimensional eso sí, es que </text:span><text:span text:style-name="T249">consume bastante memoria y si por ejemplo hay pocas conexiones entre sí, no suele merecer la pena usar este modelo para guardar la información. </text:span><text:span text:style-name="T250">A la hora de recorrer los grafos estos se hacen con Depth Search o Breadth Search.</text:span></text:p>
      <text:p text:style-name="P40">Un grafo <text:span text:style-name="T274">que sea dirigido puede tener un n</text:span><text:span text:style-name="T253">úmero total de aristas de (n * n - 1), </text:span><text:span text:style-name="T254">mientras que uno que sea </text:span><text:span text:style-name="T255">simple puede tener </text:span><text:span text:style-name="T253"><text:s/></text:span><text:span text:style-name="T255">(</text:span><text:span text:style-name="T253">(n * n - 1) /</text:span><text:span text:style-name="T255">2) </text:span><text:span text:style-name="T256">(siempre que asumamos que no hay </text:span><text:span text:style-name="T257">nodos con vértices conectados a sí mismos </text:span><text:span text:style-name="T258">o varias conexiones iguales entre dos nodos</text:span><text:span text:style-name="T257">)</text:span><text:span text:style-name="T255">. </text:span><text:span text:style-name="T259">También un grafo puede estar fuertemente conexo si desde cualquier nodo se puede ir a los demás y solamente conexo si todos los nodos están comunicados entre sí pero no se puede ir desde ciertos nodos a otros directamente.</text:span></text:p>
      <text:p text:style-name="Subtitle">- <text:span text:style-name="T273">Algoritmo de la ruta m</text:span><text:span text:style-name="T135">ás corta de Dijkstra</text:span></text:p>
      <text:p text:style-name="P39">Este algoritmo consiste en ver c<text:span text:style-name="T136">uál es la ruta más corta desde un nodo A hasta un nodo B según los vértices disponibles, las conexiones y los pesos de cada conexión (este algoritmo funciona siempre y cuando no </text:span><text:span text:style-name="T251">haya números negativos como pesos entre los no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4-01-08T23:52:33.533192180</dc:date>
    <meta:editing-duration>P1DT17H53M11S</meta:editing-duration>
    <meta:editing-cycles>381</meta:editing-cycles>
    <meta:generator>LibreOffice/7.3.7.2$Linux_X86_64 LibreOffice_project/30$Build-2</meta:generator>
    <meta:document-statistic meta:table-count="0" meta:image-count="0" meta:object-count="0" meta:page-count="9" meta:paragraph-count="62" meta:word-count="3158" meta:character-count="17645" meta:non-whitespace-character-count="14534"/>
  </office:meta>
</office:document-meta>
</file>